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Tln-3497">
            <text:p>Tln-3497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3920.0">
            <text:p>3920.0</text:p>
          </table:table-cell>
          <table:table-cell office:value-type="float" office:value="55.0">
            <text:p>55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77">
            <text:p>-4.77</text:p>
          </table:table-cell>
          <table:table-cell office:value-type="float" office:value="0.5151941381654105">
            <text:p>0.5151941381654105</text:p>
          </table:table-cell>
          <table:table-cell office:value-type="float" office:value="0.5033140172894055">
            <text:p>0.5033140172894055</text:p>
          </table:table-cell>
          <table:table-cell office:value-type="string" office:value="GrudzinskaEtal2017,RosentauEtal2021">
            <text:p>GrudzinskaEtal2017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Tln-3500">
            <text:p>Tln-3500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3793.0">
            <text:p>3793.0</text:p>
          </table:table-cell>
          <table:table-cell office:value-type="float" office:value="60.0">
            <text:p>60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52">
            <text:p>-4.52</text:p>
          </table:table-cell>
          <table:table-cell office:value-type="float" office:value="0.5131520242579191">
            <text:p>0.5131520242579191</text:p>
          </table:table-cell>
          <table:table-cell office:value-type="float" office:value="0.5033140172894055">
            <text:p>0.5033140172894055</text:p>
          </table:table-cell>
          <table:table-cell office:value-type="string" office:value="GrudzinskaEtal2017,RosentauEtal2021">
            <text:p>GrudzinskaEtal2017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Tln-3103">
            <text:p>Tln-3103</text:p>
          </table:table-cell>
          <table:table-cell office:value-type="float" office:value="56.97">
            <text:p>56.97</text:p>
          </table:table-cell>
          <table:table-cell office:value-type="float" office:value="23.91">
            <text:p>23.91</text:p>
          </table:table-cell>
          <table:table-cell office:value-type="float" office:value="6055.0">
            <text:p>6055.0</text:p>
          </table:table-cell>
          <table:table-cell office:value-type="float" office:value="75.0">
            <text:p>75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2">
            <text:p>-1.2</text:p>
          </table:table-cell>
          <table:table-cell office:value-type="float" office:value="0.08485281374238571">
            <text:p>0.08485281374238571</text:p>
          </table:table-cell>
          <table:table-cell office:value-type="float" office:value="0.06">
            <text:p>0.06</text:p>
          </table:table-cell>
          <table:table-cell office:value-type="string" office:value="Eberhards2008,RosentauEtal2021">
            <text:p>Eberhards2008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Tln-3102">
            <text:p>Tln-3102</text:p>
          </table:table-cell>
          <table:table-cell office:value-type="float" office:value="56.97">
            <text:p>56.97</text:p>
          </table:table-cell>
          <table:table-cell office:value-type="float" office:value="23.91">
            <text:p>23.91</text:p>
          </table:table-cell>
          <table:table-cell office:value-type="float" office:value="6476.0">
            <text:p>6476.0</text:p>
          </table:table-cell>
          <table:table-cell office:value-type="float" office:value="65.0">
            <text:p>65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  <table:table-cell office:value-type="float" office:value="0.07810249675906655">
            <text:p>0.07810249675906655</text:p>
          </table:table-cell>
          <table:table-cell office:value-type="float" office:value="0.06">
            <text:p>0.06</text:p>
          </table:table-cell>
          <table:table-cell office:value-type="string" office:value="Eberhards2008,RosentauEtal2021">
            <text:p>Eberhards2008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Tln-3101">
            <text:p>Tln-3101</text:p>
          </table:table-cell>
          <table:table-cell office:value-type="float" office:value="56.97">
            <text:p>56.97</text:p>
          </table:table-cell>
          <table:table-cell office:value-type="float" office:value="23.91">
            <text:p>23.91</text:p>
          </table:table-cell>
          <table:table-cell office:value-type="float" office:value="6134.0">
            <text:p>6134.0</text:p>
          </table:table-cell>
          <table:table-cell office:value-type="float" office:value="70.0">
            <text:p>70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  <table:table-cell office:value-type="float" office:value="0.07810249675906655">
            <text:p>0.07810249675906655</text:p>
          </table:table-cell>
          <table:table-cell office:value-type="float" office:value="0.06">
            <text:p>0.06</text:p>
          </table:table-cell>
          <table:table-cell office:value-type="string" office:value="Eberhards2008,RosentauEtal2021">
            <text:p>Eberhards2008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29">
            <text:p>Poz-56229</text:p>
          </table:table-cell>
          <table:table-cell office:value-type="float" office:value="57.12">
            <text:p>57.12</text:p>
          </table:table-cell>
          <table:table-cell office:value-type="float" office:value="24.27">
            <text:p>24.27</text:p>
          </table:table-cell>
          <table:table-cell office:value-type="float" office:value="5170.0">
            <text:p>5170.0</text:p>
          </table:table-cell>
          <table:table-cell office:value-type="float" office:value="40.0">
            <text:p>40.0</text:p>
          </table:table-cell>
          <table:table-cell office:value-type="string" office:value="twig">
            <text:p>twi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37">
            <text:p>-5.37</text:p>
          </table:table-cell>
          <table:table-cell office:value-type="float" office:value="0.5192542729723079">
            <text:p>0.5192542729723079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39">
            <text:p>Poz-56239</text:p>
          </table:table-cell>
          <table:table-cell office:value-type="float" office:value="57.06">
            <text:p>57.06</text:p>
          </table:table-cell>
          <table:table-cell office:value-type="float" office:value="24.27">
            <text:p>24.27</text:p>
          </table:table-cell>
          <table:table-cell office:value-type="float" office:value="9570.0">
            <text:p>9570.0</text:p>
          </table:table-cell>
          <table:table-cell office:value-type="float" office:value="50.0">
            <text:p>50.0</text:p>
          </table:table-cell>
          <table:table-cell office:value-type="string" office:value="twig">
            <text:p>twi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63">
            <text:p>-7.63</text:p>
          </table:table-cell>
          <table:table-cell office:value-type="float" office:value="0.5488169093604898">
            <text:p>0.5488169093604898</text:p>
          </table:table-cell>
          <table:table-cell office:value-type="float" office:value="0.5027922035990614">
            <text:p>0.5027922035990614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63858">
            <text:p>Poz-63858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7810.0">
            <text:p>7810.0</text:p>
          </table:table-cell>
          <table:table-cell office:value-type="float" office:value="35.0">
            <text:p>35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.85">
            <text:p>-9.85</text:p>
          </table:table-cell>
          <table:table-cell office:value-type="float" office:value="0.5448164828637254">
            <text:p>0.5448164828637254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Etal2017,RosentauEtal2021">
            <text:p>GrudzinskaEtal2017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63857">
            <text:p>Poz-63857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4880.0">
            <text:p>4880.0</text:p>
          </table:table-cell>
          <table:table-cell office:value-type="float" office:value="30.0">
            <text:p>30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95">
            <text:p>-5.95</text:p>
          </table:table-cell>
          <table:table-cell office:value-type="float" office:value="0.5192542729723079">
            <text:p>0.5192542729723079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Etal2017,RosentauEtal2021">
            <text:p>GrudzinskaEtal2017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48438">
            <text:p>Poz-48438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9630.0">
            <text:p>963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57">
            <text:p>-11.57</text:p>
          </table:table-cell>
          <table:table-cell office:value-type="float" office:value="0.557068218443666">
            <text:p>0.557068218443666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Etal2017,RosentauEtal2021">
            <text:p>GrudzinskaEtal2017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48439">
            <text:p>Poz-48439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9710.0">
            <text:p>971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75">
            <text:p>-11.75</text:p>
          </table:table-cell>
          <table:table-cell office:value-type="float" office:value="0.561449018166387">
            <text:p>0.561449018166387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Etal2017,RosentauEtal2021">
            <text:p>GrudzinskaEtal2017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48440">
            <text:p>Poz-48440</text:p>
          </table:table-cell>
          <table:table-cell office:value-type="float" office:value="56.96">
            <text:p>56.96</text:p>
          </table:table-cell>
          <table:table-cell office:value-type="float" office:value="23.55">
            <text:p>23.55</text:p>
          </table:table-cell>
          <table:table-cell office:value-type="float" office:value="7460.0">
            <text:p>746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8">
            <text:p>-0.78</text:p>
          </table:table-cell>
          <table:table-cell office:value-type="float" office:value="0.5043064544500695">
            <text:p>0.5043064544500695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30">
            <text:p>Poz-56230</text:p>
          </table:table-cell>
          <table:table-cell office:value-type="float" office:value="57.12">
            <text:p>57.12</text:p>
          </table:table-cell>
          <table:table-cell office:value-type="float" office:value="24.27">
            <text:p>24.27</text:p>
          </table:table-cell>
          <table:table-cell office:value-type="float" office:value="9220.0">
            <text:p>922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37">
            <text:p>-6.37</text:p>
          </table:table-cell>
          <table:table-cell office:value-type="float" office:value="0.5246189093046495">
            <text:p>0.5246189093046495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31">
            <text:p>Poz-56231</text:p>
          </table:table-cell>
          <table:table-cell office:value-type="float" office:value="57.12">
            <text:p>57.12</text:p>
          </table:table-cell>
          <table:table-cell office:value-type="float" office:value="24.27">
            <text:p>24.27</text:p>
          </table:table-cell>
          <table:table-cell office:value-type="float" office:value="5290.0">
            <text:p>5290.0</text:p>
          </table:table-cell>
          <table:table-cell office:value-type="float" office:value="35.0">
            <text:p>35.0</text:p>
          </table:table-cell>
          <table:table-cell office:value-type="string" office:value="bark">
            <text:p>b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15">
            <text:p>-4.15</text:p>
          </table:table-cell>
          <table:table-cell office:value-type="float" office:value="0.5149757275833493">
            <text:p>0.5149757275833493</text:p>
          </table:table-cell>
          <table:table-cell office:value-type="float" office:value="0.5030904491242106">
            <text:p>0.5030904491242106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33">
            <text:p>Poz-56233</text:p>
          </table:table-cell>
          <table:table-cell office:value-type="float" office:value="57.13">
            <text:p>57.13</text:p>
          </table:table-cell>
          <table:table-cell office:value-type="float" office:value="24.33">
            <text:p>24.33</text:p>
          </table:table-cell>
          <table:table-cell office:value-type="float" office:value="9100.0">
            <text:p>9100.0</text:p>
          </table:table-cell>
          <table:table-cell office:value-type="float" office:value="50.0">
            <text:p>50.0</text:p>
          </table:table-cell>
          <table:table-cell office:value-type="string" office:value="bark">
            <text:p>b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34">
            <text:p>-5.34</text:p>
          </table:table-cell>
          <table:table-cell office:value-type="float" office:value="0.5246903848937962">
            <text:p>0.5246903848937962</text:p>
          </table:table-cell>
          <table:table-cell office:value-type="float" office:value="0.5027922035990614">
            <text:p>0.5027922035990614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34">
            <text:p>Poz-56234</text:p>
          </table:table-cell>
          <table:table-cell office:value-type="float" office:value="57.13">
            <text:p>57.13</text:p>
          </table:table-cell>
          <table:table-cell office:value-type="float" office:value="24.33">
            <text:p>24.33</text:p>
          </table:table-cell>
          <table:table-cell office:value-type="float" office:value="9640.0">
            <text:p>9640.0</text:p>
          </table:table-cell>
          <table:table-cell office:value-type="float" office:value="50.0">
            <text:p>50.0</text:p>
          </table:table-cell>
          <table:table-cell office:value-type="string" office:value="wood/bark">
            <text:p>wood/b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69">
            <text:p>-5.69</text:p>
          </table:table-cell>
          <table:table-cell office:value-type="float" office:value="0.5246189093046495">
            <text:p>0.5246189093046495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37">
            <text:p>Poz-56237</text:p>
          </table:table-cell>
          <table:table-cell office:value-type="float" office:value="57.03">
            <text:p>57.03</text:p>
          </table:table-cell>
          <table:table-cell office:value-type="float" office:value="24.24">
            <text:p>24.24</text:p>
          </table:table-cell>
          <table:table-cell office:value-type="float" office:value="6810.0">
            <text:p>6810.0</text:p>
          </table:table-cell>
          <table:table-cell office:value-type="float" office:value="40.0">
            <text:p>40.0</text:p>
          </table:table-cell>
          <table:table-cell office:value-type="string" office:value="bark">
            <text:p>b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71">
            <text:p>-4.71</text:p>
          </table:table-cell>
          <table:table-cell office:value-type="float" office:value="0.5275651618520693">
            <text:p>0.5275651618520693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63856">
            <text:p>Poz-63856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2385.0">
            <text:p>2385.0</text:p>
          </table:table-cell>
          <table:table-cell office:value-type="float" office:value="30.0">
            <text:p>30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.15">
            <text:p>-3.15</text:p>
          </table:table-cell>
          <table:table-cell office:value-type="float" office:value="0.5090432201689754">
            <text:p>0.5090432201689754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Etal2017,RosentauEtal2021">
            <text:p>GrudzinskaEtal2017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40">
            <text:p>Poz-56240</text:p>
          </table:table-cell>
          <table:table-cell office:value-type="float" office:value="57.06">
            <text:p>57.06</text:p>
          </table:table-cell>
          <table:table-cell office:value-type="float" office:value="24.27">
            <text:p>24.27</text:p>
          </table:table-cell>
          <table:table-cell office:value-type="float" office:value="8150.0">
            <text:p>8150.0</text:p>
          </table:table-cell>
          <table:table-cell office:value-type="float" office:value="50.0">
            <text:p>50.0</text:p>
          </table:table-cell>
          <table:table-cell office:value-type="string" office:value="twig">
            <text:p>twi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01">
            <text:p>-6.01</text:p>
          </table:table-cell>
          <table:table-cell office:value-type="float" office:value="0.5374941860150675">
            <text:p>0.5374941860150675</text:p>
          </table:table-cell>
          <table:table-cell office:value-type="float" office:value="0.5027922035990614">
            <text:p>0.5027922035990614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7601">
            <text:p>Poz-57601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6370.0">
            <text:p>6370.0</text:p>
          </table:table-cell>
          <table:table-cell office:value-type="float" office:value="40.0">
            <text:p>40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13">
            <text:p>-8.13</text:p>
          </table:table-cell>
          <table:table-cell office:value-type="float" office:value="0.5339709729938511">
            <text:p>0.5339709729938511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Etal2017,RosentauEtal2021">
            <text:p>GrudzinskaEtal2017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